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paragraph-properties fo:break-before="page"/>
    </style:style>
    <style:style style:name="P25" style:family="paragraph" style:parent-style-name="Heading_20_1" style:master-page-name="First_20_Page">
      <style:paragraph-properties style:page-number="auto"/>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p text:style-name="Standard">For information on format and presentation conventions, see: </text:p>
      <text:list xml:id="list1838970449" text:style-name="L1">
        <text:list-item>
          <text:p text:style-name="P14"><text:a xlink:type="simple" xlink:href="file:///Users/jake/Documents/Trains/MRRLCB/OpenLCB/svn/openlcb/trunk/specs/drafts/GenCommonInfoTN.pdf">OpenLCB Common Information Technical Note</text:a></text:p>
        </text:list-item>
      </text:list>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2137681906" text:style-name="L2">
        <text:list-item>
          <text:p text:style-name="P15">The <text:a xlink:type="simple" xlink:href="file:///Users/jake/Documents/Trains/MRRLCB/OpenLCB/svn/openlcb/trunk/specs/drafts/CanPhysicalS.pdf">OpenLCB-CAN Physical Layer Standard</text:a>, which specifies the physical layer for transporting OpenLCB-CAN frames</text:p>
        </text:list-item>
        <text:list-item>
          <text:p text:style-name="P15">The <text:a xlink:type="simple" xlink:href="file:///Users/jake/Documents/Trains/MRRLCB/OpenLCB/svn/openlcb/trunk/specs/drafts/GenNodeIdS.pdf%20">OpenLCB Node Identifier Standard</text:a>,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764373019" text:style-name="L3">
        <text:list-item>
          <text:p text:style-name="P16">Inhibited</text:p>
        </text:list-item>
        <text:list-item>
          <text:p text:style-name="P16">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text:soft-page-break/>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361642097" text:style-name="L4">
        <text:list-item>
          <text:p text:style-name="P17">Generate a tenative source Node ID alias value</text:p>
        </text:list-item>
        <text:list-item>
          <text:p text:style-name="P17">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885996456" text:style-name="L5">
        <text:list-item>
          <text:p text:style-name="P18"><text:soft-page-break/>Repeat that three more times with MMM = 0x6, x5 and 0x4, respectively, with each frame carrying the next higher 12 bits of the full Node ID value, and the frames carrying the same tentative source Node ID alias value in the Source NID Alias field.</text:p>
        </text:list-item>
      </text:list>
      <text:list xml:id="list82315812" text:style-name="L6">
        <text:list-item>
          <text:p text:style-name="P19">Wait at least 50 milliseconds</text:p>
        </text:list-item>
        <text:list-item>
          <text:p text:style-name="P19">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648376803" text:style-name="L7">
        <text:list-item>
          <text:p text:style-name="P20">Have or obtain a valid reserved Node ID alias</text:p>
        </text:list-item>
        <text:list-item>
          <text:p text:style-name="P20">Transmit a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 Alias Mapping Enquiry frame with no data content shall reply with a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 </text:p>
      <text:p text:style-name="Standard">If the frame is a Check ID (CID) frame, send a Reserve ID (RID) frame in response.</text:p>
      <text:p text:style-name="Standard">If the frame is a any other type, the node is in Permitted state, and the received source Node ID alias is the current Node ID alias of this node, this node shall immediately transition to Inhibited state and release the current Node ID alias.</text:p>
      <text:p text:style-name="Standard"><text:soft-page-break/>If the frame is another other type, and the node is not in Permitted state or the received source Node ID alias is not the current Node ID alias of this node, the node shall immediately release the matching node ID alias.</text:p>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728391261" text:style-name="L8">
        <text:list-item>
          <text:p text:style-name="P21">may, but is not required to, signal the user that duplicate Node ID values exist using a lamp or other directly-visible indicator</text:p>
        </text:list-item>
        <text:list-item>
          <text:p text:style-name="P21">if in Permitted state, shall emit a PCER message with the reserved Event ID “Duplicate Node ID Detected”.</text:p>
        </text:list-item>
      </text:list>
      <text:p text:style-name="Standard"/>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413645267" text:style-name="L9">
        <text:list-item>
          <text:p text:style-name="P22">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1877430317" text:style-name="L10">
        <text:list-item>
          <text:p text:style-name="P23"><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26"><text:s/>6.2.1 Reserving a Node ID Alias<text:tab/>3</text:p>
          <text:p text:style-name="P26"><text:s/>6.2.2 Transition to Permitted State<text:tab/>4</text:p>
          <text:p text:style-name="P26"><text:s/>6.2.3 Node ID Alias validation<text:tab/>4</text:p>
          <text:p text:style-name="P26"><text:s/>6.2.4 Transition to Inhibited State<text:tab/>4</text:p>
          <text:p text:style-name="P26"><text:s/>6.2.5 Node ID Alias Collision Handling<text:tab/>4</text:p>
          <text:p text:style-name="P26"><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0-10-15T17:08:49">10/15/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5T17:08:49">Oct 15,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09, by J. Day, D. Harris, B. Jacobsen, and A. Shepherd<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0-10-15T17:08:49">10/15/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61</meta:editing-cycles>
    <meta:editing-duration>PT21H34M18S</meta:editing-duration>
    <meta:generator>OpenOffice.org/3.2$Unix OpenOffice.org_project/320m18$Build-9502</meta:generator>
    <dc:date>2010-10-15T17:08:49</dc:date>
    <dc:creator>Bob Jacobsen</dc:creator>
    <meta:keyword>OpenLCB-CANFrame Transfer</meta:keyword>
    <meta:printed-by>Bob Jacobsen</meta:printed-by>
    <meta:print-date>2010-10-15T15:58:33</meta:print-date>
    <meta:document-statistic meta:table-count="5" meta:image-count="1" meta:object-count="0" meta:page-count="7" meta:paragraph-count="169" meta:word-count="1687" meta:character-count="9888"/>
    <meta:user-defined meta:name="Info 1"/>
    <meta:user-defined meta:name="Info 2"/>
    <meta:user-defined meta:name="Info 3"/>
    <meta:user-defined meta:name="Info 4"/>
  </office:meta>
</office:document-meta>
</file>